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review</presentation:footer-decl>
      <presentation:footer-decl presentation:name="ftr2">CMPTxxxx</presentation:footer-decl>
      <presentation:date-time-decl presentation:name="dtd1" presentation:source="fixed">16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ourse Review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6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277cm" svg:x="1.055cm" svg:y="2.46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Course Overview</text:p>
          </draw:text-box>
        </draw:frame>
        <draw:frame presentation:style-name="pr6" draw:text-style-name="P3" draw:layer="layout" svg:width="17.6cm" svg:height="14.016cm" svg:x="1.4cm" svg:y="4.507cm" presentation:class="outline" presentation:user-transformed="true">
          <draw:text-box>
            <text:list text:style-name="L3">
              <text:list-item>
                <text:p text:style-name="P3">Ch4, 5, 6: <text:span text:style-name="T1">if</text:span>/switch, <text:span text:style-name="T1">for</text:span>/while</text:p>
              </text:list-item>
            </text:list>
            <text:list text:style-name="L3">
              <text:list-item>
                <text:p text:style-name="P3">Ch7: <text:span text:style-name="T1">Arrays</text:span>, sorting</text:p>
              </text:list-item>
            </text:list>
            <text:list text:style-name="L3">
              <text:list-item>
                <text:p text:style-name="P3">Ch6: <text:span text:style-name="T1">Methods</text:span>, <text:span text:style-name="T1">Applets</text:span></text:p>
              </text:list-item>
            </text:list>
            <text:list text:style-name="L3">
              <text:list-item>
                <text:p text:style-name="P3">Ch3, 8, 9: Subclasses, <text:span text:style-name="T1">inheritance</text:span></text:p>
              </text:list-item>
            </text:list>
            <text:list text:style-name="L3">
              <text:list-item>
                <text:p text:style-name="P3">Ch8: <text:span text:style-name="T1">Packages</text:span>, access modifiers</text:p>
              </text:list-item>
            </text:list>
            <text:list text:style-name="L3">
              <text:list-item>
                <text:p text:style-name="P3">Ch11: <text:span text:style-name="T1">Swing</text:span></text:p>
              </text:list-item>
            </text:list>
            <text:list text:style-name="L3">
              <text:list-item>
                <text:p text:style-name="P3">Ch14: File <text:span text:style-name="T1">I/O</text:span></text:p>
              </text:list-item>
            </text:list>
            <text:list text:style-name="L3">
              <text:list-item>
                <text:p text:style-name="P3">Ch24: TCP/UDP <text:span text:style-name="T1">client</text:span>/<text:span text:style-name="T1">server</text:span></text:p>
              </text:list-item>
            </text:list>
            <text:list text:style-name="L3">
              <text:list-item>
                <text:p text:style-name="P3">Ch23: <text:span text:style-name="T1">Multithread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Java Introduction</text:p>
          </draw:text-box>
        </draw:frame>
        <draw:frame presentation:style-name="pr6" draw:text-style-name="P3" draw:layer="layout" svg:width="25.199cm" svg:height="14.89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JRE</text:span>/<text:span text:style-name="T1">JDK</text:span>, <text:span text:style-name="T1">bytecode</text:span>, steps of <text:span text:style-name="T1">compilation</text:span>/runn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</text:span> files, <text:span text:style-name="T1">naming</text:span> conventions, writing a complete “<text:span text:style-name="T2">Hello World!</text:span>”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ments</text:span> and <text:span text:style-name="T1">doc</text:span>-commen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UML</text:span> diagrams: <text:span text:style-name="T1">class</text:span>, <text:span text:style-name="T1">use</text:span>-case</text:p>
              </text:list-item>
            </text:list>
            <text:list text:style-name="L3">
              <text:list-item>
                <text:p text:style-name="P3">Java primitive <text:span text:style-name="T1">types</text:span>, operator <text:span text:style-name="T1">precedence</text:span></text:p>
              </text:list-item>
            </text:list>
            <text:list text:style-name="L3">
              <text:list-item>
                <text:p text:style-name="P3"><text:span text:style-name="T2">if</text:span>/else construct, <text:span text:style-name="T2">switch</text:span></text:p>
              </text:list-item>
            </text:list>
            <text:list text:style-name="L3">
              <text:list-item>
                <text:p text:style-name="P3"><text:span text:style-name="T2">for</text:span> construct, <text:span text:style-name="T2">while</text:span>, <text:span text:style-name="T2">do</text:span>/while, <text:span text:style-name="T2">break</text:span>/<text:span text:style-name="T2">continue</text:span></text:p>
              </text:list-item>
            </text:list>
            <text:list text:style-name="L3">
              <text:list-item>
                <text:p text:style-name="P3"><text:span text:style-name="T1">Arrays</text:span>: declare/allocate/initializ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orting</text:span>: bubble sort, selection sor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Object-oriented concepts</text:p>
          </draw:text-box>
        </draw:frame>
        <draw:frame presentation:style-name="pr6" draw:text-style-name="P3" draw:layer="layout" svg:width="25.199cm" svg:height="15.261cm" svg:x="1.4cm" svg:y="4.007cm" presentation:class="outline" presentation:user-transformed="true">
          <draw:text-box>
            <text:list text:style-name="L3">
              <text:list-item>
                <text:p text:style-name="P3"><text:span text:style-name="T1">Subclasses</text:span>, instances, attributes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3">is a</text:span>”, “<text:span text:style-name="T3">is a kind of</text:span>”, “<text:span text:style-name="T3">has a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bstract</text:span> and concrete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structors</text:span> and sub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owncast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et</text:span>/<text:span text:style-name="T1">get</text:span> methods</text:p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p text:style-name="P3"><text:span text:style-name="T1">Scope</text:span> vs. <text:span text:style-name="T1">duration</text:span></text:p>
              </text:list-item>
            </text:list>
            <text:list text:style-name="L3">
              <text:list-item>
                <text:p text:style-name="P3"><text:span text:style-name="T1">Packages</text:span>, <text:span text:style-name="T2">private</text:span>/(none)/<text:span text:style-name="T2">protected</text:span>/<text:span text:style-name="T2">public</text:span></text:p>
              </text:list-item>
            </text:list>
            <text:list text:style-name="L3">
              <text:list-item>
                <text:p text:style-name="P3"><text:span text:style-name="T2">final</text:span>: variables, methods, clas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Swing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mmand</text:span>-line vs. <text:span text:style-name="T1">AWT</text:span> vs. <text:span text:style-name="T1">Swing</text:span></text:p>
              </text:list-item>
            </text:list>
            <text:list text:style-name="L3">
              <text:list-item>
                <text:p text:style-name="P3">Idioms for <text:span text:style-name="T1">Swing</text:span> programs (e.g., FractalTree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ain</text:span>(), <text:span text:style-name="T2">createAndShowGUI</text:span>(), <text:span text:style-name="T1">constructo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vent</text:span> handling: <text:span text:style-name="T1">delegation</text:span> mode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ner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s</text:span> and classs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Widgets</text:span>: buttons, textboxes, dialog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Miscellaneous topic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File <text:span text:style-name="T1">I/O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ext</text:span>-based vs. <text:span text:style-name="T1">byte</text:span>-based vs. <text:span text:style-name="T1">object</text:span>-ba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put vs. output <text:span text:style-name="T1">streams</text:span>, vs. <text:span text:style-name="T1">random-acces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Networkin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CP</text:span> vs. <text:span text:style-name="T1">UDP</text:span>, <text:span text:style-name="T1">packets</text:span>, <text:span text:style-name="T1">sock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king <text:span text:style-name="T1">clients</text:span>, <text:span text:style-name="T1">server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Multithreadin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unnable</text:span>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s</text:span>, task <text:span text:style-name="T1">schedul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Final</text:span> exam is <text:span text:style-name="T2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an Ho</meta:initial-creator>
    <meta:creation-date>2007-01-15T12:24:22</meta:creation-date>
    <dc:creator>Sean Ho</dc:creator>
    <dc:date>2007-04-16T14:05:01</dc:date>
    <dc:language>en-US</dc:language>
    <meta:editing-cycles>147</meta:editing-cycles>
    <meta:editing-duration>P5DT10H41M36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